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officeooo:rsid="00063fe0" officeooo:paragraph-rsid="00063fe0" style:font-size-asian="8.75pt" style:font-size-complex="10pt"/>
    </style:style>
    <style:style style:name="P2" style:family="paragraph" style:parent-style-name="Standard">
      <style:text-properties style:font-name="Arial" fo:font-size="10pt" officeooo:rsid="00063fe0" officeooo:paragraph-rsid="000dea0c" style:font-size-asian="8.75pt" style:font-size-complex="10pt"/>
    </style:style>
    <style:style style:name="P3" style:family="paragraph" style:parent-style-name="Standard">
      <style:text-properties style:font-name="Arial" fo:font-size="10pt" officeooo:rsid="00095caf" officeooo:paragraph-rsid="00095caf" style:font-size-asian="8.75pt" style:font-size-complex="10pt"/>
    </style:style>
    <style:style style:name="P4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063fe0" officeooo:paragraph-rsid="00063fe0" style:font-size-asian="8.75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officeooo:rsid="00095caf" officeooo:paragraph-rsid="00095caf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63fe0" officeooo:paragraph-rsid="00063fe0" style:font-size-asian="8.75pt" style:font-size-complex="10pt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63fe0" officeooo:paragraph-rsid="0007e4a2" style:font-size-asian="8.75pt" style:font-size-complex="10pt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95caf" officeooo:paragraph-rsid="00095caf" style:font-size-asian="8.75pt" style:font-size-complex="10pt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95caf" officeooo:paragraph-rsid="000b5e75" style:font-size-asian="8.75pt" style:font-size-complex="10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Arial" fo:font-size="10pt" officeooo:rsid="00095caf" officeooo:paragraph-rsid="000c7000" style:font-size-asian="8.75pt" style:font-size-complex="10pt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text-line-through-style="none" style:text-line-through-type="none" style:font-name="Arial" fo:font-size="10pt" officeooo:rsid="00063fe0" officeooo:paragraph-rsid="0007e4a2" style:font-size-asian="8.75pt" style:font-size-complex="10pt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063fe0" officeooo:paragraph-rsid="00063fe0" style:font-size-asian="8.75pt" style:font-size-complex="10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095caf" officeooo:paragraph-rsid="00095caf" style:font-size-asian="8.75pt" style:font-size-complex="10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Arial" fo:font-size="10pt" officeooo:rsid="00095caf" officeooo:paragraph-rsid="000c7000" style:font-size-asian="8.75pt" style:font-size-complex="10pt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style:font-name="Arial" fo:font-size="10pt" officeooo:rsid="00063fe0" officeooo:paragraph-rsid="00063fe0" style:font-size-asian="8.75pt" style:font-size-complex="10pt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style:font-name="Arial" fo:font-size="10pt" officeooo:rsid="00063fe0" officeooo:paragraph-rsid="0007e4a2" style:font-size-asian="8.75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style:text-line-through-style="none" style:text-line-through-type="none" style:font-name="Arial" fo:font-size="10pt" officeooo:rsid="00063fe0" officeooo:paragraph-rsid="00063fe0" style:font-size-asian="8.75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en" fo:country="US" officeooo:rsid="000c7000" officeooo:paragraph-rsid="000c7000" style:font-size-asian="8.75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font-name="Arial" fo:font-size="10pt" fo:language="en" fo:country="US" officeooo:rsid="000e9f1b" officeooo:paragraph-rsid="000e9f1b" style:font-size-asian="8.75pt" style:font-size-complex="10pt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Arial" fo:font-size="10pt" fo:language="en" fo:country="US" officeooo:rsid="000e9f1b" officeooo:paragraph-rsid="000e9f1b" style:font-size-asian="8.75pt" style:font-size-complex="10pt"/>
    </style:style>
    <style:style style:name="T1" style:family="text">
      <style:text-properties officeooo:rsid="0007e4a2"/>
    </style:style>
    <style:style style:name="T2" style:family="text">
      <style:text-properties officeooo:rsid="00095caf"/>
    </style:style>
    <style:style style:name="T3" style:family="text">
      <style:text-properties officeooo:rsid="000acf6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acf6d"/>
    </style:style>
    <style:style style:name="T6" style:family="text">
      <style:text-properties fo:language="en" fo:country="US" officeooo:rsid="000b5e75"/>
    </style:style>
    <style:style style:name="T7" style:family="text">
      <style:text-properties fo:language="en" fo:country="US" officeooo:rsid="000c7000"/>
    </style:style>
    <style:style style:name="T8" style:family="text">
      <style:text-properties fo:language="en" fo:country="US" officeooo:rsid="000d0e85"/>
    </style:style>
    <style:style style:name="T9" style:family="text">
      <style:text-properties fo:language="en" fo:country="US" officeooo:rsid="000dea0c"/>
    </style:style>
    <style:style style:name="T10" style:family="text">
      <style:text-properties fo:language="en" fo:country="US" officeooo:rsid="000e9f1b"/>
    </style:style>
    <style:style style:name="T11" style:family="text">
      <style:text-properties officeooo:rsid="00118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B7 Circuit Board Checkout Steps</text:p>
      <text:p text:style-name="P1"/>
      <text:p text:style-name="P4">Goals:</text:p>
      <text:p text:style-name="P1"/>
      <text:p text:style-name="P1">- detect problems with </text:p>
      <text:p text:style-name="P6">- circuit board manufacture</text:p>
      <text:p text:style-name="P6">- component placement</text:p>
      <text:p text:style-name="P6">- power cable connections</text:p>
      <text:p text:style-name="P12">- verify that co<text:span text:style-name="T1">r</text:span>rect voltages appear in correct places on board</text:p>
      <text:p text:style-name="P1">- verify DRV825 motor controller calibration</text:p>
      <text:p text:style-name="P1">- confirm console cable connections are working properly</text:p>
      <text:p text:style-name="P1"/>
      <text:p text:style-name="P4">S<text:span text:style-name="T2">etup</text:span>:</text:p>
      <text:p text:style-name="P1"/>
      <text:p text:style-name="P1">- gather needed materials:</text:p>
      <text:p text:style-name="P7">- chassis with</text:p>
      <text:p text:style-name="P16">- battery connection soldered to cable with large black connector</text:p>
      <text:p text:style-name="P15">- charged battery</text:p>
      <text:p text:style-name="P6">- SB7D main circuit board</text:p>
      <text:p text:style-name="P15">- fully populated</text:p>
      <text:p text:style-name="P17">- with power cables <text:span text:style-name="T1">on</text:span> screw down terminals per git diagram <text:span text:style-name="T1">SB7D-power-wiring.odg</text:span></text:p>
      <text:p text:style-name="P11">- <text:span text:style-name="T1">voltage regulator board </text:span>with power cables <text:span text:style-name="T1">on</text:span> screw down terminals per <text:span text:style-name="T1">same diagram</text:span></text:p>
      <text:p text:style-name="P11"/>
      <text:p text:style-name="P5">Steps:</text:p>
      <text:p text:style-name="P3"/>
      <text:p text:style-name="P3">- ensure all 6 power connectors are disconnected</text:p>
      <text:p text:style-name="P3">- remove ESP32, DRV825 motor controllers and IMU from main board</text:p>
      <text:p text:style-name="P2">- <text:span text:style-name="T9">to make the left/right and top/bottom references that follow correct, orient the main board with ESP32 in top left corner</text:span></text:p>
      <text:p text:style-name="P3">- check that all <text:span text:style-name="T7">logic </text:span>grounds <text:span text:style-name="T3">on main board </text:span>are connected:</text:p>
      <text:p text:style-name="P8">- test point near IMU</text:p>
      <text:p text:style-name="P8">- CPU pin 4 (bottom right of ESP32 board)</text:p>
      <text:p text:style-name="P8">- LCD <text:span text:style-name="T9">header </text:span>ground <text:span text:style-name="T9">pin </text:span>(bottom right <text:span text:style-name="T9">pin</text:span>)</text:p>
      <text:p text:style-name="P8">- <text:span text:style-name="T3">left contact on 3 position regulator screw down terminal</text:span></text:p>
      <text:p text:style-name="P8">- bottom left pin on each DRV825 motor controller</text:p>
      <text:p text:style-name="P8">- second pin from the right on IMU socket</text:p>
      <text:p text:style-name="P13">- <text:span text:style-name="T6">check that battery ground</text:span><text:span text:style-name="T7">s</text:span><text:span text:style-name="T6"> are connected:</text:span></text:p>
      <text:p text:style-name="P9">- <text:span text:style-name="T3">right contact on screw down </text:span><text:span text:style-name="T5">termina</text:span><text:span text:style-name="T6">l at bottom right f</text:span><text:span text:style-name="T5">or</text:span><text:span text:style-name="T3"> regulator input power</text:span></text:p>
      <text:p text:style-name="P9">- <text:span text:style-name="T3">left contact (away from corner) on screw down battery power connector at top right of boar</text:span><text:span text:style-name="T7">d</text:span></text:p>
      <text:p text:style-name="P3">- check that all 12V locations are connected:</text:p>
      <text:p text:style-name="P10">-<text:span text:style-name="T4"> </text:span><text:span text:style-name="T7">middle</text:span><text:span text:style-name="T5"> </text:span><text:span text:style-name="T3">contact on 3 position regulator screw down terminal </text:span><text:span text:style-name="T7">near bottom right corner</text:span></text:p>
      <text:p text:style-name="P10">- bottom <text:span text:style-name="T7">right</text:span> pin on each DRV825 motor controller</text:p>
      <text:p text:style-name="P14">- <text:span text:style-name="T7">check that 20V locations are connected when white push button pushed in:</text:span></text:p>
      <text:p text:style-name="P18">- left contact on 2 position screw down terminal in bottom right corner of board</text:p>
      <text:p text:style-name="P10"><text:span text:style-name="T7">- right contact on 2 position screw down terminal in </text:span><text:span text:style-name="T8">TOP</text:span><text:span text:style-name="T7"> right corner of board</text:span></text:p>
      <text:p text:style-name="P14"><text:span text:style-name="T7">- </text:span><text:span text:style-name="T8">verify that above 2 locations are disconnected if white switch is in the out position</text:span></text:p>
      <text:p text:style-name="P14"><text:span text:style-name="T8">- </text:span><text:span text:style-name="T10">check for connectivity for these 5 V locations:</text:span></text:p>
      <text:p text:style-name="P19">- right contact on 3 position regulator screw down terminal near bottom right of board</text:p>
      <text:p text:style-name="P19">- 5V test point on push button switch contacts, as shown in power cable diagram</text:p>
      <text:p text:style-name="P20">- check that there are no shorts between any of the 5 contacts on the 2 screw down terminals at the bottom right</text:p>
      <text:p text:style-name="P20"/>
      <text:p text:style-name="P20">- <text:span text:style-name="T11">verify that the pullup for MOSFET is removed per lesson from previous board </text:span></text:p>
      <text:p text:style-name="P20">- <text:span text:style-name="T11">connect cable directly to ESP32 console and run a blinkly test program</text:span></text:p>
      <text:p text:style-name="P20"/>
      <text:p text:style-name="P20">TO BE CONTINUED - WORK IN PROGRESS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499cm" fo:margin-bottom="1.499cm" fo:margin-left="1.4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2T11:58:25.994000000</meta:creation-date>
    <dc:title>portrait-dae</dc:title>
    <meta:editing-duration>PT3H25M50S</meta:editing-duration>
    <meta:editing-cycles>4</meta:editing-cycles>
    <meta:generator>LibreOffice/6.3.5.2$Windows_X86_64 LibreOffice_project/dd0751754f11728f69b42ee2af66670068624673</meta:generator>
    <dc:date>2020-04-15T14:48:32.519000000</dc:date>
    <meta:document-statistic meta:table-count="0" meta:image-count="0" meta:object-count="0" meta:page-count="1" meta:paragraph-count="46" meta:word-count="427" meta:character-count="2410" meta:non-whitespace-character-count="2027"/>
    <meta:template xlink:type="simple" xlink:actuate="onRequest" xlink:title="portrait-dae" xlink:href="../../../../../../../AppData/Roaming/LibreOffice/4/user/template/portrait-dae.ott" meta:date="2020-04-12T11:58:25.640000000"/>
  </office:meta>
</office:document-meta>
</file>